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1" table:default-cell-style-name="ce5"/>
        <table:table-column table:style-name="co1" table:number-columns-repeated="9" table:default-cell-style-name="ce7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Side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ad Height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Pins per side</text:p>
          </table:table-cell>
          <table:table-cell table:formula="of:=[.B2]/[.B1]" office:value-type="float" office:value="30" calcext:value-type="float">
            <text:p>30</text:p>
          </table:table-cell>
          <table:table-cell table:number-columns-repeated="9"/>
          <table:table-cell table:style-name="ce9" table:number-columns-repeated="1003"/>
        </table:table-row>
        <table:table-row table:style-name="ro1">
          <table:table-cell table:style-name="ce1" office:value-type="string" calcext:value-type="string">
            <text:p>Pin Count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Pad Width</text:p>
          </table:table-cell>
          <table:table-cell office:value-type="float" office:value="0.35" calcext:value-type="float">
            <text:p>0.35</text:p>
          </table:table-cell>
          <table:table-cell table:number-columns-repeated="6"/>
          <table:table-cell table:style-name="ce5" table:formula="of:=IF([.$B$1]&gt;=1;&quot;Side 1&quot;;&quot;&quot;)" office:value-type="string" office:string-value="Side 1" calcext:value-type="string">
            <text:p>Side 1</text:p>
          </table:table-cell>
          <table:table-cell office:value-type="float" office:value="1" calcext:value-type="float">
            <text:p>1</text:p>
          </table:table-cell>
          <table:table-cell table:style-name="ce5" table:formula="of:=IF([.$B$1]&gt;=1;[.$L$1];&quot;&quot;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ffset Pi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ad Pitch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style-name="ce5" table:formula="of:=IF([.$B$1]&gt;=2;&quot;Side 2&quot;;&quot;&quot;)" office:value-type="string" office:string-value="Side 2" calcext:value-type="string">
            <text:p>Side 2</text:p>
          </table:table-cell>
          <table:table-cell table:formula="of:=IF([.$B$1]&gt;=2;[.$M$2]+1;&quot;&quot;)" office:value-type="float" office:value="31" calcext:value-type="float">
            <text:p>31</text:p>
          </table:table-cell>
          <table:table-cell table:style-name="ce5" table:formula="of:=IF([.$B$1]&gt;=2;[.$L$1]*2;&quot;&quot;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7"/>
          <table:table-cell table:style-name="ce5" office:value-type="string" calcext:value-type="string">
            <text:p>Side 3</text:p>
          </table:table-cell>
          <table:table-cell table:formula="of:=IF([.$B$1]&gt;=3;[.$M$3]+1;&quot;&quot;)" office:value-type="float" office:value="61" calcext:value-type="float">
            <text:p>61</text:p>
          </table:table-cell>
          <table:table-cell table:style-name="ce5" table:formula="of:=IF([.$B$1]&gt;=3;[.$L$1]*3;&quot;&quot;)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table:number-columns-repeated="3"/>
          <table:table-cell table:style-name="ce6" table:number-columns-repeated="7"/>
          <table:table-cell table:style-name="ce5" office:value-type="string" calcext:value-type="string">
            <text:p>Side 4</text:p>
          </table:table-cell>
          <table:table-cell table:formula="of:=IF([.$B$1]&gt;=4;[.$M$4]+1;&quot;&quot;)" office:value-type="float" office:value="91" calcext:value-type="float">
            <text:p>91</text:p>
          </table:table-cell>
          <table:table-cell table:style-name="ce5" table:formula="of:=IF([.$B$1]&gt;=4;[.$L$1]*4;&quot;&quot;)" office:value-type="float" office:value="120" calcext:value-type="float">
            <text:p>120</text:p>
          </table:table-cell>
          <table:table-cell table:style-name="ce5" table:number-columns-repeated="8"/>
          <table:table-cell table:style-name="ce3" table:number-columns-repeated="1003"/>
        </table:table-row>
        <table:table-row table:style-name="ro1" table:number-rows-repeated="2">
          <table:table-cell table:style-name="ce2" table:number-columns-repeated="3"/>
          <table:table-cell table:style-name="ce6" table:number-columns-repeated="8"/>
          <table:table-cell/>
          <table:table-cell table:style-name="ce5" table:number-columns-repeated="9"/>
          <table:table-cell table:style-name="ce3" table:number-columns-repeated="1003"/>
        </table:table-row>
        <table:table-row table:style-name="ro1" table:number-rows-repeated="2">
          <table:table-cell table:style-name="ce2" table:number-columns-repeated="3"/>
          <table:table-cell table:style-name="ce6" table:number-columns-repeated="8"/>
          <table:table-cell table:number-columns-repeated="1013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ad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osition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Pin</text:p>
          </table:table-cell>
          <table:table-cell table:style-name="ce3" table:number-columns-repeated="3"/>
          <table:table-cell table:style-name="ce3" office:value-type="string" calcext:value-type="string">
            <text:p>Pin</text:p>
          </table:table-cell>
          <table:table-cell table:style-name="ce3" table:number-columns-repeated="3"/>
          <table:table-cell table:style-name="ce3" office:value-type="string" calcext:value-type="string">
            <text:p>Pin</text:p>
          </table:table-cell>
          <table:table-cell table:style-name="ce3"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2" table:formula="of:=[.C15]-0.5" office:value-type="float" office:value="-3.5" calcext:value-type="float">
            <text:p>-3.5</text:p>
          </table:table-cell>
          <table:table-cell table:style-name="ce6"/>
          <table:table-cell table:style-name="ce6" table:formula="of:=IF([.$L$3]=&quot;&quot;;&quot;&quot;;[.$L$3])" office:value-type="float" office:value="31" calcext:value-type="float">
            <text:p>31</text:p>
          </table:table-cell>
          <table:table-cell table:style-name="ce6" table:number-columns-repeated="3"/>
          <table:table-cell table:style-name="ce6" table:formula="of:=IF([.$L$4]=&quot;&quot;;&quot;&quot;;[.$L$4])" office:value-type="float" office:value="61" calcext:value-type="float">
            <text:p>61</text:p>
          </table:table-cell>
          <table:table-cell table:style-name="ce6" table:number-columns-repeated="2"/>
          <table:table-cell/>
          <table:table-cell table:style-name="ce6" table:formula="of:=IF([.$L$5]=&quot;&quot;;&quot;&quot;;[.$L$5])" office:value-type="float" office:value="91" calcext:value-type="float">
            <text:p>91</text:p>
          </table:table-cell>
          <table:table-cell table:number-columns-repeated="1011"/>
        </table:table-row>
        <table:table-row table:style-name="ro1">
          <table:table-cell table:style-name="ce2" table:formula="of:=IF([.A14]&lt;([.$L$1]);[.A14]+1;&quot;&quot;)" office:value-type="float" office:value="2" calcext:value-type="float">
            <text:p>2</text:p>
          </table:table-cell>
          <table:table-cell table:style-name="ce6"/>
          <table:table-cell table:style-name="ce2" table:formula="of:=[.C16]-0.5" office:value-type="float" office:value="-3" calcext:value-type="float">
            <text:p>-3</text:p>
          </table:table-cell>
          <table:table-cell table:style-name="ce6"/>
          <table:table-cell table:style-name="ce6" table:formula="of:=IF(NOT([.$L$3]=&quot;&quot;);IF(ISNUMBER([.E14]);IF(NOT([.E14]+1&gt;[.$M$3]);[.E14]+1;&quot;&quot;);&quot;&quot;);&quot;&quot;)" office:value-type="float" office:value="32" calcext:value-type="float">
            <text:p>32</text:p>
          </table:table-cell>
          <table:table-cell table:style-name="ce6" table:number-columns-repeated="3"/>
          <table:table-cell table:style-name="ce6" table:formula="of:=IF(NOT([.$L$4]=&quot;&quot;);IF(ISNUMBER([.I14]);IF(NOT([.I14]+1&gt;[.$M$4]);[.I14]+1;&quot;&quot;);&quot;&quot;);&quot;&quot;)" office:value-type="float" office:value="62" calcext:value-type="float">
            <text:p>62</text:p>
          </table:table-cell>
          <table:table-cell table:style-name="ce6" table:number-columns-repeated="2"/>
          <table:table-cell/>
          <table:table-cell table:style-name="ce6" table:formula="of:=IF(NOT([.$L$5]=&quot;&quot;);IF(ISNUMBER([.M14]);IF(NOT([.M14]+1&gt;[.$M$5]);[.M14]+1;&quot;&quot;);&quot;&quot;);&quot;&quot;)"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 table:style-name="ce2" table:formula="of:=IF([.A15]&lt;([.$L$1]);[.A15]+1;&quot;&quot;)" office:value-type="float" office:value="3" calcext:value-type="float">
            <text:p>3</text:p>
          </table:table-cell>
          <table:table-cell table:style-name="ce6"/>
          <table:table-cell table:style-name="ce2" table:formula="of:=[.C17]-0.5" office:value-type="float" office:value="-2.5" calcext:value-type="float">
            <text:p>-2.5</text:p>
          </table:table-cell>
          <table:table-cell table:style-name="ce6"/>
          <table:table-cell table:style-name="ce6" table:formula="of:=IF(NOT([.$L$3]=&quot;&quot;);IF(ISNUMBER([.E15]);IF(NOT([.E15]+1&gt;[.$M$3]);[.E15]+1;&quot;&quot;);&quot;&quot;);&quot;&quot;)" office:value-type="float" office:value="33" calcext:value-type="float">
            <text:p>33</text:p>
          </table:table-cell>
          <table:table-cell table:style-name="ce6" table:number-columns-repeated="3"/>
          <table:table-cell table:style-name="ce6" table:formula="of:=IF(NOT([.$L$4]=&quot;&quot;);IF(ISNUMBER([.I15]);IF(NOT([.I15]+1&gt;[.$M$4]);[.I15]+1;&quot;&quot;);&quot;&quot;);&quot;&quot;)" office:value-type="float" office:value="63" calcext:value-type="float">
            <text:p>63</text:p>
          </table:table-cell>
          <table:table-cell table:style-name="ce6" table:number-columns-repeated="2"/>
          <table:table-cell/>
          <table:table-cell table:style-name="ce6" table:formula="of:=IF(NOT([.$L$5]=&quot;&quot;);IF(ISNUMBER([.M15]);IF(NOT([.M15]+1&gt;[.$M$5]);[.M15]+1;&quot;&quot;);&quot;&quot;);&quot;&quot;)"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table:style-name="ce2" table:formula="of:=IF([.A16]&lt;([.$L$1]);[.A16]+1;&quot;&quot;)" office:value-type="float" office:value="4" calcext:value-type="float">
            <text:p>4</text:p>
          </table:table-cell>
          <table:table-cell table:style-name="ce6"/>
          <table:table-cell table:style-name="ce2" table:formula="of:=[.C18]-0.5" office:value-type="float" office:value="-2" calcext:value-type="float">
            <text:p>-2</text:p>
          </table:table-cell>
          <table:table-cell table:style-name="ce6"/>
          <table:table-cell table:style-name="ce6" table:formula="of:=IF(NOT([.$L$3]=&quot;&quot;);IF(ISNUMBER([.E16]);IF(NOT([.E16]+1&gt;[.$M$3]);[.E16]+1;&quot;&quot;);&quot;&quot;);&quot;&quot;)" office:value-type="float" office:value="34" calcext:value-type="float">
            <text:p>34</text:p>
          </table:table-cell>
          <table:table-cell table:style-name="ce6" table:number-columns-repeated="3"/>
          <table:table-cell table:style-name="ce6" table:formula="of:=IF(NOT([.$L$4]=&quot;&quot;);IF(ISNUMBER([.I16]);IF(NOT([.I16]+1&gt;[.$M$4]);[.I16]+1;&quot;&quot;);&quot;&quot;);&quot;&quot;)" office:value-type="float" office:value="64" calcext:value-type="float">
            <text:p>64</text:p>
          </table:table-cell>
          <table:table-cell table:style-name="ce6" table:number-columns-repeated="2"/>
          <table:table-cell/>
          <table:table-cell table:style-name="ce6" table:formula="of:=IF(NOT([.$L$5]=&quot;&quot;);IF(ISNUMBER([.M16]);IF(NOT([.M16]+1&gt;[.$M$5]);[.M16]+1;&quot;&quot;);&quot;&quot;);&quot;&quot;)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2" table:formula="of:=IF([.A17]&lt;([.$L$1]);[.A17]+1;&quot;&quot;)" office:value-type="float" office:value="5" calcext:value-type="float">
            <text:p>5</text:p>
          </table:table-cell>
          <table:table-cell table:style-name="ce6"/>
          <table:table-cell table:style-name="ce2" table:formula="of:=[.C19]-0.5" office:value-type="float" office:value="-1.5" calcext:value-type="float">
            <text:p>-1.5</text:p>
          </table:table-cell>
          <table:table-cell table:style-name="ce6"/>
          <table:table-cell table:style-name="ce6" table:formula="of:=IF(NOT([.$L$3]=&quot;&quot;);IF(ISNUMBER([.E17]);IF(NOT([.E17]+1&gt;[.$M$3]);[.E17]+1;&quot;&quot;);&quot;&quot;);&quot;&quot;)" office:value-type="float" office:value="35" calcext:value-type="float">
            <text:p>35</text:p>
          </table:table-cell>
          <table:table-cell table:style-name="ce6" table:number-columns-repeated="3"/>
          <table:table-cell table:style-name="ce6" table:formula="of:=IF(NOT([.$L$4]=&quot;&quot;);IF(ISNUMBER([.I17]);IF(NOT([.I17]+1&gt;[.$M$4]);[.I17]+1;&quot;&quot;);&quot;&quot;);&quot;&quot;)" office:value-type="float" office:value="65" calcext:value-type="float">
            <text:p>65</text:p>
          </table:table-cell>
          <table:table-cell table:style-name="ce6" table:number-columns-repeated="2"/>
          <table:table-cell/>
          <table:table-cell table:style-name="ce6" table:formula="of:=IF(NOT([.$L$5]=&quot;&quot;);IF(ISNUMBER([.M17]);IF(NOT([.M17]+1&gt;[.$M$5]);[.M17]+1;&quot;&quot;);&quot;&quot;);&quot;&quot;)"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table:style-name="ce2" table:formula="of:=IF([.A18]&lt;([.$L$1]);[.A18]+1;&quot;&quot;)" office:value-type="float" office:value="6" calcext:value-type="float">
            <text:p>6</text:p>
          </table:table-cell>
          <table:table-cell table:style-name="ce6"/>
          <table:table-cell table:style-name="ce2" table:formula="of:=[.C20]-0.5" office:value-type="float" office:value="-1" calcext:value-type="float">
            <text:p>-1</text:p>
          </table:table-cell>
          <table:table-cell table:style-name="ce6"/>
          <table:table-cell table:style-name="ce6" table:formula="of:=IF(NOT([.$L$3]=&quot;&quot;);IF(ISNUMBER([.E18]);IF(NOT([.E18]+1&gt;[.$M$3]);[.E18]+1;&quot;&quot;);&quot;&quot;);&quot;&quot;)" office:value-type="float" office:value="36" calcext:value-type="float">
            <text:p>36</text:p>
          </table:table-cell>
          <table:table-cell table:style-name="ce6" table:number-columns-repeated="3"/>
          <table:table-cell table:style-name="ce6" table:formula="of:=IF(NOT([.$L$4]=&quot;&quot;);IF(ISNUMBER([.I18]);IF(NOT([.I18]+1&gt;[.$M$4]);[.I18]+1;&quot;&quot;);&quot;&quot;);&quot;&quot;)" office:value-type="float" office:value="66" calcext:value-type="float">
            <text:p>66</text:p>
          </table:table-cell>
          <table:table-cell table:style-name="ce6" table:number-columns-repeated="2"/>
          <table:table-cell/>
          <table:table-cell table:style-name="ce6" table:formula="of:=IF(NOT([.$L$5]=&quot;&quot;);IF(ISNUMBER([.M18]);IF(NOT([.M18]+1&gt;[.$M$5]);[.M18]+1;&quot;&quot;);&quot;&quot;);&quot;&quot;)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2" table:formula="of:=IF([.A19]&lt;([.$L$1]);[.A19]+1;&quot;&quot;)" office:value-type="float" office:value="7" calcext:value-type="float">
            <text:p>7</text:p>
          </table:table-cell>
          <table:table-cell table:style-name="ce6"/>
          <table:table-cell table:style-name="ce2" table:formula="of:=[.C21]-0.5" office:value-type="float" office:value="-0.5" calcext:value-type="float">
            <text:p>-0.5</text:p>
          </table:table-cell>
          <table:table-cell table:style-name="ce6"/>
          <table:table-cell table:style-name="ce6" table:formula="of:=IF(NOT([.$L$3]=&quot;&quot;);IF(ISNUMBER([.E19]);IF(NOT([.E19]+1&gt;[.$M$3]);[.E19]+1;&quot;&quot;);&quot;&quot;);&quot;&quot;)" office:value-type="float" office:value="37" calcext:value-type="float">
            <text:p>37</text:p>
          </table:table-cell>
          <table:table-cell table:style-name="ce6" table:number-columns-repeated="3"/>
          <table:table-cell table:style-name="ce6" table:formula="of:=IF(NOT([.$L$4]=&quot;&quot;);IF(ISNUMBER([.I19]);IF(NOT([.I19]+1&gt;[.$M$4]);[.I19]+1;&quot;&quot;);&quot;&quot;);&quot;&quot;)" office:value-type="float" office:value="67" calcext:value-type="float">
            <text:p>67</text:p>
          </table:table-cell>
          <table:table-cell table:style-name="ce6" table:number-columns-repeated="2"/>
          <table:table-cell/>
          <table:table-cell table:style-name="ce6" table:formula="of:=IF(NOT([.$L$5]=&quot;&quot;);IF(ISNUMBER([.M19]);IF(NOT([.M19]+1&gt;[.$M$5]);[.M19]+1;&quot;&quot;);&quot;&quot;);&quot;&quot;)" office:value-type="float" office:value="97" calcext:value-type="float">
            <text:p>97</text:p>
          </table:table-cell>
          <table:table-cell table:number-columns-repeated="1011"/>
        </table:table-row>
        <table:table-row table:style-name="ro1">
          <table:table-cell table:style-name="ce2" table:formula="of:=IF([.A20]&lt;([.$L$1]);[.A20]+1;&quot;&quot;)" office:value-type="float" office:value="8" calcext:value-type="float">
            <text:p>8</text:p>
          </table:table-cell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table:formula="of:=IF(NOT([.$L$3]=&quot;&quot;);IF(ISNUMBER([.E20]);IF(NOT([.E20]+1&gt;[.$M$3]);[.E20]+1;&quot;&quot;);&quot;&quot;);&quot;&quot;)" office:value-type="float" office:value="38" calcext:value-type="float">
            <text:p>38</text:p>
          </table:table-cell>
          <table:table-cell table:style-name="ce6" table:number-columns-repeated="3"/>
          <table:table-cell table:style-name="ce6" table:formula="of:=IF(NOT([.$L$4]=&quot;&quot;);IF(ISNUMBER([.I20]);IF(NOT([.I20]+1&gt;[.$M$4]);[.I20]+1;&quot;&quot;);&quot;&quot;);&quot;&quot;)" office:value-type="float" office:value="68" calcext:value-type="float">
            <text:p>68</text:p>
          </table:table-cell>
          <table:table-cell table:style-name="ce6" table:number-columns-repeated="2"/>
          <table:table-cell/>
          <table:table-cell table:style-name="ce6" table:formula="of:=IF(NOT([.$L$5]=&quot;&quot;);IF(ISNUMBER([.M20]);IF(NOT([.M20]+1&gt;[.$M$5]);[.M20]+1;&quot;&quot;);&quot;&quot;);&quot;&quot;)"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table:style-name="ce2" table:formula="of:=IF([.A21]&lt;([.$L$1]);[.A21]+1;&quot;&quot;)" office:value-type="float" office:value="9" calcext:value-type="float">
            <text:p>9</text:p>
          </table:table-cell>
          <table:table-cell table:style-name="ce6"/>
          <table:table-cell table:style-name="ce2" table:formula="of:=[.C23]+0.5" office:value-type="string" office:string-value="" calcext:value-type="error">
            <text:p>Err:522</text:p>
          </table:table-cell>
          <table:table-cell table:style-name="ce6"/>
          <table:table-cell table:style-name="ce6" table:formula="of:=IF(NOT([.$L$3]=&quot;&quot;);IF(ISNUMBER([.E21]);IF(NOT([.E21]+1&gt;[.$M$3]);[.E21]+1;&quot;&quot;);&quot;&quot;);&quot;&quot;)" office:value-type="float" office:value="39" calcext:value-type="float">
            <text:p>39</text:p>
          </table:table-cell>
          <table:table-cell table:style-name="ce6" table:number-columns-repeated="3"/>
          <table:table-cell table:style-name="ce6" table:formula="of:=IF(NOT([.$L$4]=&quot;&quot;);IF(ISNUMBER([.I21]);IF(NOT([.I21]+1&gt;[.$M$4]);[.I21]+1;&quot;&quot;);&quot;&quot;);&quot;&quot;)" office:value-type="float" office:value="69" calcext:value-type="float">
            <text:p>69</text:p>
          </table:table-cell>
          <table:table-cell table:style-name="ce6" table:number-columns-repeated="2"/>
          <table:table-cell/>
          <table:table-cell table:style-name="ce6" table:formula="of:=IF(NOT([.$L$5]=&quot;&quot;);IF(ISNUMBER([.M21]);IF(NOT([.M21]+1&gt;[.$M$5]);[.M21]+1;&quot;&quot;);&quot;&quot;);&quot;&quot;)"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style-name="ce2" table:formula="of:=IF([.A22]&lt;([.$L$1]);[.A22]+1;&quot;&quot;)" office:value-type="float" office:value="10" calcext:value-type="float">
            <text:p>10</text:p>
          </table:table-cell>
          <table:table-cell table:style-name="ce6"/>
          <table:table-cell table:style-name="ce2" table:formula="of:=[.C24]+0.5" office:value-type="string" office:string-value="" calcext:value-type="error">
            <text:p>Err:522</text:p>
          </table:table-cell>
          <table:table-cell table:style-name="ce6"/>
          <table:table-cell table:style-name="ce6" table:formula="of:=IF(NOT([.$L$3]=&quot;&quot;);IF(ISNUMBER([.E22]);IF(NOT([.E22]+1&gt;[.$M$3]);[.E22]+1;&quot;&quot;);&quot;&quot;);&quot;&quot;)" office:value-type="float" office:value="40" calcext:value-type="float">
            <text:p>40</text:p>
          </table:table-cell>
          <table:table-cell table:style-name="ce6" table:number-columns-repeated="3"/>
          <table:table-cell table:style-name="ce6" table:formula="of:=IF(NOT([.$L$4]=&quot;&quot;);IF(ISNUMBER([.I22]);IF(NOT([.I22]+1&gt;[.$M$4]);[.I22]+1;&quot;&quot;);&quot;&quot;);&quot;&quot;)" office:value-type="float" office:value="70" calcext:value-type="float">
            <text:p>70</text:p>
          </table:table-cell>
          <table:table-cell table:style-name="ce6" table:number-columns-repeated="2"/>
          <table:table-cell/>
          <table:table-cell table:style-name="ce6" table:formula="of:=IF(NOT([.$L$5]=&quot;&quot;);IF(ISNUMBER([.M22]);IF(NOT([.M22]+1&gt;[.$M$5]);[.M22]+1;&quot;&quot;);&quot;&quot;);&quot;&quot;)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2" table:formula="of:=IF([.A23]&lt;([.$L$1]);[.A23]+1;&quot;&quot;)" office:value-type="float" office:value="11" calcext:value-type="float">
            <text:p>11</text:p>
          </table:table-cell>
          <table:table-cell table:style-name="ce6"/>
          <table:table-cell table:style-name="ce2" table:formula="of:=[.C25]+0.5" office:value-type="string" office:string-value="" calcext:value-type="error">
            <text:p>Err:522</text:p>
          </table:table-cell>
          <table:table-cell table:style-name="ce6"/>
          <table:table-cell table:style-name="ce6" table:formula="of:=IF(NOT([.$L$3]=&quot;&quot;);IF(ISNUMBER([.E23]);IF(NOT([.E23]+1&gt;[.$M$3]);[.E23]+1;&quot;&quot;);&quot;&quot;);&quot;&quot;)" office:value-type="float" office:value="41" calcext:value-type="float">
            <text:p>41</text:p>
          </table:table-cell>
          <table:table-cell table:style-name="ce6" table:number-columns-repeated="3"/>
          <table:table-cell table:style-name="ce6" table:formula="of:=IF(NOT([.$L$4]=&quot;&quot;);IF(ISNUMBER([.I23]);IF(NOT([.I23]+1&gt;[.$M$4]);[.I23]+1;&quot;&quot;);&quot;&quot;);&quot;&quot;)" office:value-type="float" office:value="71" calcext:value-type="float">
            <text:p>71</text:p>
          </table:table-cell>
          <table:table-cell table:style-name="ce6" table:number-columns-repeated="2"/>
          <table:table-cell/>
          <table:table-cell table:style-name="ce6" table:formula="of:=IF(NOT([.$L$5]=&quot;&quot;);IF(ISNUMBER([.M23]);IF(NOT([.M23]+1&gt;[.$M$5]);[.M23]+1;&quot;&quot;);&quot;&quot;);&quot;&quot;)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style-name="ce2" table:formula="of:=IF([.A24]&lt;([.$L$1]);[.A24]+1;&quot;&quot;)" office:value-type="float" office:value="12" calcext:value-type="float">
            <text:p>12</text:p>
          </table:table-cell>
          <table:table-cell table:style-name="ce6"/>
          <table:table-cell table:style-name="ce2" table:formula="of:=[.C26]+0.5" office:value-type="string" office:string-value="" calcext:value-type="error">
            <text:p>Err:522</text:p>
          </table:table-cell>
          <table:table-cell table:style-name="ce6"/>
          <table:table-cell table:style-name="ce6" table:formula="of:=IF(NOT([.$L$3]=&quot;&quot;);IF(ISNUMBER([.E24]);IF(NOT([.E24]+1&gt;[.$M$3]);[.E24]+1;&quot;&quot;);&quot;&quot;);&quot;&quot;)" office:value-type="float" office:value="42" calcext:value-type="float">
            <text:p>42</text:p>
          </table:table-cell>
          <table:table-cell table:style-name="ce6" table:number-columns-repeated="3"/>
          <table:table-cell table:style-name="ce6" table:formula="of:=IF(NOT([.$L$4]=&quot;&quot;);IF(ISNUMBER([.I24]);IF(NOT([.I24]+1&gt;[.$M$4]);[.I24]+1;&quot;&quot;);&quot;&quot;);&quot;&quot;)" office:value-type="float" office:value="72" calcext:value-type="float">
            <text:p>72</text:p>
          </table:table-cell>
          <table:table-cell table:style-name="ce6" table:number-columns-repeated="2"/>
          <table:table-cell/>
          <table:table-cell table:style-name="ce6" table:formula="of:=IF(NOT([.$L$5]=&quot;&quot;);IF(ISNUMBER([.M24]);IF(NOT([.M24]+1&gt;[.$M$5]);[.M24]+1;&quot;&quot;);&quot;&quot;);&quot;&quot;)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style-name="ce2" table:formula="of:=IF([.A25]&lt;([.$L$1]);[.A25]+1;&quot;&quot;)" office:value-type="float" office:value="13" calcext:value-type="float">
            <text:p>13</text:p>
          </table:table-cell>
          <table:table-cell table:style-name="ce6"/>
          <table:table-cell table:style-name="ce2" table:formula="of:=[.C27]+0.5" office:value-type="string" office:string-value="" calcext:value-type="error">
            <text:p>Err:522</text:p>
          </table:table-cell>
          <table:table-cell table:style-name="ce6"/>
          <table:table-cell table:style-name="ce6" table:formula="of:=IF(NOT([.$L$3]=&quot;&quot;);IF(ISNUMBER([.E25]);IF(NOT([.E25]+1&gt;[.$M$3]);[.E25]+1;&quot;&quot;);&quot;&quot;);&quot;&quot;)" office:value-type="float" office:value="43" calcext:value-type="float">
            <text:p>43</text:p>
          </table:table-cell>
          <table:table-cell table:style-name="ce6" table:number-columns-repeated="3"/>
          <table:table-cell table:style-name="ce6" table:formula="of:=IF(NOT([.$L$4]=&quot;&quot;);IF(ISNUMBER([.I25]);IF(NOT([.I25]+1&gt;[.$M$4]);[.I25]+1;&quot;&quot;);&quot;&quot;);&quot;&quot;)" office:value-type="float" office:value="73" calcext:value-type="float">
            <text:p>73</text:p>
          </table:table-cell>
          <table:table-cell table:style-name="ce6" table:number-columns-repeated="2"/>
          <table:table-cell/>
          <table:table-cell table:style-name="ce6" table:formula="of:=IF(NOT([.$L$5]=&quot;&quot;);IF(ISNUMBER([.M25]);IF(NOT([.M25]+1&gt;[.$M$5]);[.M25]+1;&quot;&quot;);&quot;&quot;);&quot;&quot;)"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style-name="ce2" table:formula="of:=IF([.A26]&lt;([.$L$1]);[.A26]+1;&quot;&quot;)" office:value-type="float" office:value="14" calcext:value-type="float">
            <text:p>14</text:p>
          </table:table-cell>
          <table:table-cell table:style-name="ce6"/>
          <table:table-cell table:style-name="ce2" table:formula="of:=[.C28]+0.5" office:value-type="string" office:string-value="" calcext:value-type="error">
            <text:p>Err:522</text:p>
          </table:table-cell>
          <table:table-cell table:style-name="ce6"/>
          <table:table-cell table:style-name="ce6" table:formula="of:=IF(NOT([.$L$3]=&quot;&quot;);IF(ISNUMBER([.E26]);IF(NOT([.E26]+1&gt;[.$M$3]);[.E26]+1;&quot;&quot;);&quot;&quot;);&quot;&quot;)" office:value-type="float" office:value="44" calcext:value-type="float">
            <text:p>44</text:p>
          </table:table-cell>
          <table:table-cell table:style-name="ce6" table:number-columns-repeated="3"/>
          <table:table-cell table:style-name="ce6" table:formula="of:=IF(NOT([.$L$4]=&quot;&quot;);IF(ISNUMBER([.I26]);IF(NOT([.I26]+1&gt;[.$M$4]);[.I26]+1;&quot;&quot;);&quot;&quot;);&quot;&quot;)" office:value-type="float" office:value="74" calcext:value-type="float">
            <text:p>74</text:p>
          </table:table-cell>
          <table:table-cell table:style-name="ce6" table:number-columns-repeated="2"/>
          <table:table-cell/>
          <table:table-cell table:style-name="ce6" table:formula="of:=IF(NOT([.$L$5]=&quot;&quot;);IF(ISNUMBER([.M26]);IF(NOT([.M26]+1&gt;[.$M$5]);[.M26]+1;&quot;&quot;);&quot;&quot;);&quot;&quot;)" office:value-type="float" office:value="104" calcext:value-type="float">
            <text:p>104</text:p>
          </table:table-cell>
          <table:table-cell table:number-columns-repeated="1011"/>
        </table:table-row>
        <table:table-row table:style-name="ro1">
          <table:table-cell table:style-name="ce2" table:formula="of:=IF([.A27]&lt;([.$L$1]);[.A27]+1;&quot;&quot;)" office:value-type="float" office:value="15" calcext:value-type="float">
            <text:p>15</text:p>
          </table:table-cell>
          <table:table-cell table:style-name="ce6"/>
          <table:table-cell table:style-name="ce2" table:formula="of:=[.C23]+0.5" office:value-type="string" office:string-value="" calcext:value-type="error">
            <text:p>Err:522</text:p>
          </table:table-cell>
          <table:table-cell table:style-name="ce6"/>
          <table:table-cell table:style-name="ce6" table:formula="of:=IF(NOT([.$L$3]=&quot;&quot;);IF(ISNUMBER([.E27]);IF(NOT([.E27]+1&gt;[.$M$3]);[.E27]+1;&quot;&quot;);&quot;&quot;);&quot;&quot;)" office:value-type="float" office:value="45" calcext:value-type="float">
            <text:p>45</text:p>
          </table:table-cell>
          <table:table-cell table:style-name="ce6" table:number-columns-repeated="3"/>
          <table:table-cell table:style-name="ce6" table:formula="of:=IF(NOT([.$L$4]=&quot;&quot;);IF(ISNUMBER([.I27]);IF(NOT([.I27]+1&gt;[.$M$4]);[.I27]+1;&quot;&quot;);&quot;&quot;);&quot;&quot;)" office:value-type="float" office:value="75" calcext:value-type="float">
            <text:p>75</text:p>
          </table:table-cell>
          <table:table-cell table:style-name="ce6" table:number-columns-repeated="2"/>
          <table:table-cell/>
          <table:table-cell table:style-name="ce6" table:formula="of:=IF(NOT([.$L$5]=&quot;&quot;);IF(ISNUMBER([.M27]);IF(NOT([.M27]+1&gt;[.$M$5]);[.M27]+1;&quot;&quot;);&quot;&quot;);&quot;&quot;)"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table:style-name="ce2" table:formula="of:=IF([.A28]&lt;([.$L$1]);[.A28]+1;&quot;&quot;)" office:value-type="float" office:value="16" calcext:value-type="float">
            <text:p>16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28]);IF(NOT([.E28]+1&gt;[.$M$3]);[.E28]+1;&quot;&quot;);&quot;&quot;);&quot;&quot;)" office:value-type="float" office:value="46" calcext:value-type="float">
            <text:p>46</text:p>
          </table:table-cell>
          <table:table-cell table:style-name="Default" table:number-columns-repeated="2"/>
          <table:table-cell table:style-name="ce6"/>
          <table:table-cell table:style-name="ce6" table:formula="of:=IF(NOT([.$L$4]=&quot;&quot;);IF(ISNUMBER([.I28]);IF(NOT([.I28]+1&gt;[.$M$4]);[.I28]+1;&quot;&quot;);&quot;&quot;);&quot;&quot;)" office:value-type="float" office:value="76" calcext:value-type="float">
            <text:p>76</text:p>
          </table:table-cell>
          <table:table-cell table:style-name="ce6" table:number-columns-repeated="2"/>
          <table:table-cell/>
          <table:table-cell table:style-name="ce6" table:formula="of:=IF(NOT([.$L$5]=&quot;&quot;);IF(ISNUMBER([.M28]);IF(NOT([.M28]+1&gt;[.$M$5]);[.M28]+1;&quot;&quot;);&quot;&quot;);&quot;&quot;)"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table:style-name="ce2" table:formula="of:=IF([.A29]&lt;([.$L$1]);[.A29]+1;&quot;&quot;)" office:value-type="float" office:value="17" calcext:value-type="float">
            <text:p>17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29]);IF(NOT([.E29]+1&gt;[.$M$3]);[.E29]+1;&quot;&quot;);&quot;&quot;);&quot;&quot;)" office:value-type="float" office:value="47" calcext:value-type="float">
            <text:p>47</text:p>
          </table:table-cell>
          <table:table-cell table:style-name="ce8" table:number-columns-repeated="2"/>
          <table:table-cell table:style-name="ce6"/>
          <table:table-cell table:style-name="ce6" table:formula="of:=IF(NOT([.$L$4]=&quot;&quot;);IF(ISNUMBER([.I29]);IF(NOT([.I29]+1&gt;[.$M$4]);[.I29]+1;&quot;&quot;);&quot;&quot;);&quot;&quot;)" office:value-type="float" office:value="77" calcext:value-type="float">
            <text:p>77</text:p>
          </table:table-cell>
          <table:table-cell table:style-name="ce6" table:number-columns-repeated="2"/>
          <table:table-cell/>
          <table:table-cell table:style-name="ce6" table:formula="of:=IF(NOT([.$L$5]=&quot;&quot;);IF(ISNUMBER([.M29]);IF(NOT([.M29]+1&gt;[.$M$5]);[.M29]+1;&quot;&quot;);&quot;&quot;);&quot;&quot;)" office:value-type="float" office:value="107" calcext:value-type="float">
            <text:p>107</text:p>
          </table:table-cell>
          <table:table-cell table:number-columns-repeated="1011"/>
        </table:table-row>
        <table:table-row table:style-name="ro1">
          <table:table-cell table:style-name="ce2" table:formula="of:=IF([.A30]&lt;([.$L$1]);[.A30]+1;&quot;&quot;)" office:value-type="float" office:value="18" calcext:value-type="float">
            <text:p>18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0]);IF(NOT([.E30]+1&gt;[.$M$3]);[.E30]+1;&quot;&quot;);&quot;&quot;);&quot;&quot;)" office:value-type="float" office:value="48" calcext:value-type="float">
            <text:p>48</text:p>
          </table:table-cell>
          <table:table-cell table:style-name="ce8" table:number-columns-repeated="2"/>
          <table:table-cell table:style-name="ce6"/>
          <table:table-cell table:style-name="ce6" table:formula="of:=IF(NOT([.$L$4]=&quot;&quot;);IF(ISNUMBER([.I30]);IF(NOT([.I30]+1&gt;[.$M$4]);[.I30]+1;&quot;&quot;);&quot;&quot;);&quot;&quot;)" office:value-type="float" office:value="78" calcext:value-type="float">
            <text:p>78</text:p>
          </table:table-cell>
          <table:table-cell table:style-name="ce6" table:number-columns-repeated="2"/>
          <table:table-cell/>
          <table:table-cell table:style-name="ce6" table:formula="of:=IF(NOT([.$L$5]=&quot;&quot;);IF(ISNUMBER([.M30]);IF(NOT([.M30]+1&gt;[.$M$5]);[.M30]+1;&quot;&quot;);&quot;&quot;);&quot;&quot;)"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 table:style-name="ce2" table:formula="of:=IF([.A31]&lt;([.$L$1]);[.A31]+1;&quot;&quot;)" office:value-type="float" office:value="19" calcext:value-type="float">
            <text:p>19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1]);IF(NOT([.E31]+1&gt;[.$M$3]);[.E31]+1;&quot;&quot;);&quot;&quot;);&quot;&quot;)" office:value-type="float" office:value="49" calcext:value-type="float">
            <text:p>49</text:p>
          </table:table-cell>
          <table:table-cell table:style-name="ce8" table:number-columns-repeated="2"/>
          <table:table-cell table:style-name="ce6"/>
          <table:table-cell table:style-name="ce6" table:formula="of:=IF(NOT([.$L$4]=&quot;&quot;);IF(ISNUMBER([.I31]);IF(NOT([.I31]+1&gt;[.$M$4]);[.I31]+1;&quot;&quot;);&quot;&quot;);&quot;&quot;)" office:value-type="float" office:value="79" calcext:value-type="float">
            <text:p>79</text:p>
          </table:table-cell>
          <table:table-cell table:style-name="ce6" table:number-columns-repeated="2"/>
          <table:table-cell/>
          <table:table-cell table:style-name="ce6" table:formula="of:=IF(NOT([.$L$5]=&quot;&quot;);IF(ISNUMBER([.M31]);IF(NOT([.M31]+1&gt;[.$M$5]);[.M31]+1;&quot;&quot;);&quot;&quot;);&quot;&quot;)"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table:style-name="ce2" table:formula="of:=IF([.A32]&lt;([.$L$1]);[.A32]+1;&quot;&quot;)" office:value-type="float" office:value="20" calcext:value-type="float">
            <text:p>20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2]);IF(NOT([.E32]+1&gt;[.$M$3]);[.E32]+1;&quot;&quot;);&quot;&quot;);&quot;&quot;)" office:value-type="float" office:value="50" calcext:value-type="float">
            <text:p>50</text:p>
          </table:table-cell>
          <table:table-cell table:style-name="ce6" table:number-columns-repeated="3"/>
          <table:table-cell table:style-name="ce6" table:formula="of:=IF(NOT([.$L$4]=&quot;&quot;);IF(ISNUMBER([.I32]);IF(NOT([.I32]+1&gt;[.$M$4]);[.I32]+1;&quot;&quot;);&quot;&quot;);&quot;&quot;)" office:value-type="float" office:value="80" calcext:value-type="float">
            <text:p>80</text:p>
          </table:table-cell>
          <table:table-cell table:style-name="ce6" table:number-columns-repeated="2"/>
          <table:table-cell/>
          <table:table-cell table:style-name="ce6" table:formula="of:=IF(NOT([.$L$5]=&quot;&quot;);IF(ISNUMBER([.M32]);IF(NOT([.M32]+1&gt;[.$M$5]);[.M32]+1;&quot;&quot;);&quot;&quot;);&quot;&quot;)"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table:style-name="ce2" table:formula="of:=IF([.A33]&lt;([.$L$1]);[.A33]+1;&quot;&quot;)" office:value-type="float" office:value="21" calcext:value-type="float">
            <text:p>21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3]);IF(NOT([.E33]+1&gt;[.$M$3]);[.E33]+1;&quot;&quot;);&quot;&quot;);&quot;&quot;)" office:value-type="float" office:value="51" calcext:value-type="float">
            <text:p>51</text:p>
          </table:table-cell>
          <table:table-cell table:style-name="ce6" table:number-columns-repeated="3"/>
          <table:table-cell table:style-name="ce6" table:formula="of:=IF(NOT([.$L$4]=&quot;&quot;);IF(ISNUMBER([.I33]);IF(NOT([.I33]+1&gt;[.$M$4]);[.I33]+1;&quot;&quot;);&quot;&quot;);&quot;&quot;)" office:value-type="float" office:value="81" calcext:value-type="float">
            <text:p>81</text:p>
          </table:table-cell>
          <table:table-cell table:style-name="ce6" table:number-columns-repeated="2"/>
          <table:table-cell/>
          <table:table-cell table:style-name="ce6" table:formula="of:=IF(NOT([.$L$5]=&quot;&quot;);IF(ISNUMBER([.M33]);IF(NOT([.M33]+1&gt;[.$M$5]);[.M33]+1;&quot;&quot;);&quot;&quot;);&quot;&quot;)"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 table:style-name="ce2" table:formula="of:=IF([.A34]&lt;([.$L$1]);[.A34]+1;&quot;&quot;)" office:value-type="float" office:value="22" calcext:value-type="float">
            <text:p>22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4]);IF(NOT([.E34]+1&gt;[.$M$3]);[.E34]+1;&quot;&quot;);&quot;&quot;);&quot;&quot;)" office:value-type="float" office:value="52" calcext:value-type="float">
            <text:p>52</text:p>
          </table:table-cell>
          <table:table-cell table:style-name="ce6" table:number-columns-repeated="3"/>
          <table:table-cell table:style-name="ce6" table:formula="of:=IF(NOT([.$L$4]=&quot;&quot;);IF(ISNUMBER([.I34]);IF(NOT([.I34]+1&gt;[.$M$4]);[.I34]+1;&quot;&quot;);&quot;&quot;);&quot;&quot;)" office:value-type="float" office:value="82" calcext:value-type="float">
            <text:p>82</text:p>
          </table:table-cell>
          <table:table-cell table:style-name="ce6" table:number-columns-repeated="2"/>
          <table:table-cell/>
          <table:table-cell table:style-name="ce6" table:formula="of:=IF(NOT([.$L$5]=&quot;&quot;);IF(ISNUMBER([.M34]);IF(NOT([.M34]+1&gt;[.$M$5]);[.M34]+1;&quot;&quot;);&quot;&quot;);&quot;&quot;)"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 table:style-name="ce2" table:formula="of:=IF([.A35]&lt;([.$L$1]);[.A35]+1;&quot;&quot;)" office:value-type="float" office:value="23" calcext:value-type="float">
            <text:p>23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5]);IF(NOT([.E35]+1&gt;[.$M$3]);[.E35]+1;&quot;&quot;);&quot;&quot;);&quot;&quot;)" office:value-type="float" office:value="53" calcext:value-type="float">
            <text:p>53</text:p>
          </table:table-cell>
          <table:table-cell table:style-name="ce6" table:number-columns-repeated="3"/>
          <table:table-cell table:style-name="ce6" table:formula="of:=IF(NOT([.$L$4]=&quot;&quot;);IF(ISNUMBER([.I35]);IF(NOT([.I35]+1&gt;[.$M$4]);[.I35]+1;&quot;&quot;);&quot;&quot;);&quot;&quot;)" office:value-type="float" office:value="83" calcext:value-type="float">
            <text:p>83</text:p>
          </table:table-cell>
          <table:table-cell table:style-name="ce6" table:number-columns-repeated="2"/>
          <table:table-cell/>
          <table:table-cell table:style-name="ce6" table:formula="of:=IF(NOT([.$L$5]=&quot;&quot;);IF(ISNUMBER([.M35]);IF(NOT([.M35]+1&gt;[.$M$5]);[.M35]+1;&quot;&quot;);&quot;&quot;);&quot;&quot;)" office:value-type="float" office:value="113" calcext:value-type="float">
            <text:p>113</text:p>
          </table:table-cell>
          <table:table-cell table:number-columns-repeated="1011"/>
        </table:table-row>
        <table:table-row table:style-name="ro1">
          <table:table-cell table:style-name="ce2" table:formula="of:=IF([.A36]&lt;([.$L$1]);[.A36]+1;&quot;&quot;)" office:value-type="float" office:value="24" calcext:value-type="float">
            <text:p>24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6]);IF(NOT([.E36]+1&gt;[.$M$3]);[.E36]+1;&quot;&quot;);&quot;&quot;);&quot;&quot;)" office:value-type="float" office:value="54" calcext:value-type="float">
            <text:p>54</text:p>
          </table:table-cell>
          <table:table-cell table:style-name="ce6" table:number-columns-repeated="3"/>
          <table:table-cell table:style-name="ce6" table:formula="of:=IF(NOT([.$L$4]=&quot;&quot;);IF(ISNUMBER([.I36]);IF(NOT([.I36]+1&gt;[.$M$4]);[.I36]+1;&quot;&quot;);&quot;&quot;);&quot;&quot;)" office:value-type="float" office:value="84" calcext:value-type="float">
            <text:p>84</text:p>
          </table:table-cell>
          <table:table-cell table:style-name="ce6" table:number-columns-repeated="2"/>
          <table:table-cell/>
          <table:table-cell table:style-name="ce6" table:formula="of:=IF(NOT([.$L$5]=&quot;&quot;);IF(ISNUMBER([.M36]);IF(NOT([.M36]+1&gt;[.$M$5]);[.M36]+1;&quot;&quot;);&quot;&quot;);&quot;&quot;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2" table:formula="of:=IF([.A37]&lt;([.$L$1]);[.A37]+1;&quot;&quot;)" office:value-type="float" office:value="25" calcext:value-type="float">
            <text:p>25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7]);IF(NOT([.E37]+1&gt;[.$M$3]);[.E37]+1;&quot;&quot;);&quot;&quot;);&quot;&quot;)" office:value-type="float" office:value="55" calcext:value-type="float">
            <text:p>55</text:p>
          </table:table-cell>
          <table:table-cell table:style-name="ce6" table:number-columns-repeated="3"/>
          <table:table-cell table:style-name="ce6" table:formula="of:=IF(NOT([.$L$4]=&quot;&quot;);IF(ISNUMBER([.I37]);IF(NOT([.I37]+1&gt;[.$M$4]);[.I37]+1;&quot;&quot;);&quot;&quot;);&quot;&quot;)" office:value-type="float" office:value="85" calcext:value-type="float">
            <text:p>85</text:p>
          </table:table-cell>
          <table:table-cell table:style-name="ce6" table:number-columns-repeated="2"/>
          <table:table-cell/>
          <table:table-cell table:style-name="ce6" table:formula="of:=IF(NOT([.$L$5]=&quot;&quot;);IF(ISNUMBER([.M37]);IF(NOT([.M37]+1&gt;[.$M$5]);[.M37]+1;&quot;&quot;);&quot;&quot;);&quot;&quot;)" office:value-type="float" office:value="115" calcext:value-type="float">
            <text:p>115</text:p>
          </table:table-cell>
          <table:table-cell table:number-columns-repeated="1011"/>
        </table:table-row>
        <table:table-row table:style-name="ro1">
          <table:table-cell table:style-name="ce2" table:formula="of:=IF([.A38]&lt;([.$L$1]);[.A38]+1;&quot;&quot;)" office:value-type="float" office:value="26" calcext:value-type="float">
            <text:p>26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8]);IF(NOT([.E38]+1&gt;[.$M$3]);[.E38]+1;&quot;&quot;);&quot;&quot;);&quot;&quot;)" office:value-type="float" office:value="56" calcext:value-type="float">
            <text:p>56</text:p>
          </table:table-cell>
          <table:table-cell table:style-name="ce6" table:number-columns-repeated="3"/>
          <table:table-cell table:style-name="ce6" table:formula="of:=IF(NOT([.$L$4]=&quot;&quot;);IF(ISNUMBER([.I38]);IF(NOT([.I38]+1&gt;[.$M$4]);[.I38]+1;&quot;&quot;);&quot;&quot;);&quot;&quot;)" office:value-type="float" office:value="86" calcext:value-type="float">
            <text:p>86</text:p>
          </table:table-cell>
          <table:table-cell table:style-name="ce6" table:number-columns-repeated="2"/>
          <table:table-cell/>
          <table:table-cell table:style-name="ce6" table:formula="of:=IF(NOT([.$L$5]=&quot;&quot;);IF(ISNUMBER([.M38]);IF(NOT([.M38]+1&gt;[.$M$5]);[.M38]+1;&quot;&quot;);&quot;&quot;);&quot;&quot;)" office:value-type="float" office:value="116" calcext:value-type="float">
            <text:p>116</text:p>
          </table:table-cell>
          <table:table-cell table:number-columns-repeated="1011"/>
        </table:table-row>
        <table:table-row table:style-name="ro1">
          <table:table-cell table:style-name="ce2" table:formula="of:=IF([.A39]&lt;([.$L$1]);[.A39]+1;&quot;&quot;)" office:value-type="float" office:value="27" calcext:value-type="float">
            <text:p>27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39]);IF(NOT([.E39]+1&gt;[.$M$3]);[.E39]+1;&quot;&quot;);&quot;&quot;);&quot;&quot;)" office:value-type="float" office:value="57" calcext:value-type="float">
            <text:p>57</text:p>
          </table:table-cell>
          <table:table-cell table:style-name="ce6" table:number-columns-repeated="3"/>
          <table:table-cell table:style-name="ce6" table:formula="of:=IF(NOT([.$L$4]=&quot;&quot;);IF(ISNUMBER([.I39]);IF(NOT([.I39]+1&gt;[.$M$4]);[.I39]+1;&quot;&quot;);&quot;&quot;);&quot;&quot;)" office:value-type="float" office:value="87" calcext:value-type="float">
            <text:p>87</text:p>
          </table:table-cell>
          <table:table-cell table:style-name="ce6" table:number-columns-repeated="2"/>
          <table:table-cell/>
          <table:table-cell table:style-name="ce6" table:formula="of:=IF(NOT([.$L$5]=&quot;&quot;);IF(ISNUMBER([.M39]);IF(NOT([.M39]+1&gt;[.$M$5]);[.M39]+1;&quot;&quot;);&quot;&quot;);&quot;&quot;)" office:value-type="float" office:value="117" calcext:value-type="float">
            <text:p>117</text:p>
          </table:table-cell>
          <table:table-cell table:number-columns-repeated="1011"/>
        </table:table-row>
        <table:table-row table:style-name="ro1">
          <table:table-cell table:style-name="ce2" table:formula="of:=IF([.A40]&lt;([.$L$1]);[.A40]+1;&quot;&quot;)" office:value-type="float" office:value="28" calcext:value-type="float">
            <text:p>28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0]);IF(NOT([.E40]+1&gt;[.$M$3]);[.E40]+1;&quot;&quot;);&quot;&quot;);&quot;&quot;)" office:value-type="float" office:value="58" calcext:value-type="float">
            <text:p>58</text:p>
          </table:table-cell>
          <table:table-cell table:style-name="ce6" table:number-columns-repeated="3"/>
          <table:table-cell table:style-name="ce6" table:formula="of:=IF(NOT([.$L$4]=&quot;&quot;);IF(ISNUMBER([.I40]);IF(NOT([.I40]+1&gt;[.$M$4]);[.I40]+1;&quot;&quot;);&quot;&quot;);&quot;&quot;)" office:value-type="float" office:value="88" calcext:value-type="float">
            <text:p>88</text:p>
          </table:table-cell>
          <table:table-cell table:style-name="ce6" table:number-columns-repeated="2"/>
          <table:table-cell/>
          <table:table-cell table:style-name="ce6" table:formula="of:=IF(NOT([.$L$5]=&quot;&quot;);IF(ISNUMBER([.M40]);IF(NOT([.M40]+1&gt;[.$M$5]);[.M40]+1;&quot;&quot;);&quot;&quot;);&quot;&quot;)" office:value-type="float" office:value="118" calcext:value-type="float">
            <text:p>118</text:p>
          </table:table-cell>
          <table:table-cell table:number-columns-repeated="1011"/>
        </table:table-row>
        <table:table-row table:style-name="ro1">
          <table:table-cell table:style-name="ce2" table:formula="of:=IF([.A41]&lt;([.$L$1]);[.A41]+1;&quot;&quot;)" office:value-type="float" office:value="29" calcext:value-type="float">
            <text:p>29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1]);IF(NOT([.E41]+1&gt;[.$M$3]);[.E41]+1;&quot;&quot;);&quot;&quot;);&quot;&quot;)" office:value-type="float" office:value="59" calcext:value-type="float">
            <text:p>59</text:p>
          </table:table-cell>
          <table:table-cell table:style-name="ce6" table:number-columns-repeated="3"/>
          <table:table-cell table:style-name="ce6" table:formula="of:=IF(NOT([.$L$4]=&quot;&quot;);IF(ISNUMBER([.I41]);IF(NOT([.I41]+1&gt;[.$M$4]);[.I41]+1;&quot;&quot;);&quot;&quot;);&quot;&quot;)" office:value-type="float" office:value="89" calcext:value-type="float">
            <text:p>89</text:p>
          </table:table-cell>
          <table:table-cell table:style-name="ce6" table:number-columns-repeated="2"/>
          <table:table-cell/>
          <table:table-cell table:style-name="ce6" table:formula="of:=IF(NOT([.$L$5]=&quot;&quot;);IF(ISNUMBER([.M41]);IF(NOT([.M41]+1&gt;[.$M$5]);[.M41]+1;&quot;&quot;);&quot;&quot;);&quot;&quot;)" office:value-type="float" office:value="119" calcext:value-type="float">
            <text:p>119</text:p>
          </table:table-cell>
          <table:table-cell table:number-columns-repeated="1011"/>
        </table:table-row>
        <table:table-row table:style-name="ro1">
          <table:table-cell table:style-name="ce2" table:formula="of:=IF([.A42]&lt;([.$L$1]);[.A42]+1;&quot;&quot;)" office:value-type="float" office:value="30" calcext:value-type="float">
            <text:p>30</text:p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2]);IF(NOT([.E42]+1&gt;[.$M$3]);[.E42]+1;&quot;&quot;);&quot;&quot;);&quot;&quot;)" office:value-type="float" office:value="60" calcext:value-type="float">
            <text:p>60</text:p>
          </table:table-cell>
          <table:table-cell table:style-name="ce6" table:number-columns-repeated="3"/>
          <table:table-cell table:style-name="ce6" table:formula="of:=IF(NOT([.$L$4]=&quot;&quot;);IF(ISNUMBER([.I42]);IF(NOT([.I42]+1&gt;[.$M$4]);[.I42]+1;&quot;&quot;);&quot;&quot;);&quot;&quot;)" office:value-type="float" office:value="90" calcext:value-type="float">
            <text:p>90</text:p>
          </table:table-cell>
          <table:table-cell table:style-name="ce6" table:number-columns-repeated="2"/>
          <table:table-cell/>
          <table:table-cell table:style-name="ce6" table:formula="of:=IF(NOT([.$L$5]=&quot;&quot;);IF(ISNUMBER([.M42]);IF(NOT([.M42]+1&gt;[.$M$5]);[.M42]+1;&quot;&quot;);&quot;&quot;);&quot;&quot;)"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table:style-name="ce2" table:formula="of:=IF([.A43]&lt;([.$L$1]);[.A43]+1;&quot;&quot;)">
            <text:p/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3]);IF(NOT([.E43]+1&gt;[.$M$3]);[.E43]+1;&quot;&quot;);&quot;&quot;);&quot;&quot;)">
            <text:p/>
          </table:table-cell>
          <table:table-cell table:style-name="ce6" table:number-columns-repeated="3"/>
          <table:table-cell table:style-name="ce6" table:formula="of:=IF(NOT([.$L$4]=&quot;&quot;);IF(ISNUMBER([.I43]);IF(NOT([.I43]+1&gt;[.$M$4]);[.I43]+1;&quot;&quot;);&quot;&quot;);&quot;&quot;)">
            <text:p/>
          </table:table-cell>
          <table:table-cell table:style-name="ce6" table:number-columns-repeated="2"/>
          <table:table-cell/>
          <table:table-cell table:style-name="ce6" table:formula="of:=IF(NOT([.$L$5]=&quot;&quot;);IF(ISNUMBER([.M43]);IF(NOT([.M43]+1&gt;[.$M$5]);[.M43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44]&lt;([.$L$1]);[.A44]+1;&quot;&quot;)">
            <text:p/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4]);IF(NOT([.E44]+1&gt;[.$M$3]);[.E44]+1;&quot;&quot;);&quot;&quot;);&quot;&quot;)">
            <text:p/>
          </table:table-cell>
          <table:table-cell table:style-name="ce6" table:number-columns-repeated="3"/>
          <table:table-cell table:style-name="ce6" table:formula="of:=IF(NOT([.$L$4]=&quot;&quot;);IF(ISNUMBER([.I44]);IF(NOT([.I44]+1&gt;[.$M$4]);[.I44]+1;&quot;&quot;);&quot;&quot;);&quot;&quot;)">
            <text:p/>
          </table:table-cell>
          <table:table-cell table:style-name="ce6" table:number-columns-repeated="2"/>
          <table:table-cell/>
          <table:table-cell table:style-name="ce6" table:formula="of:=IF(NOT([.$L$5]=&quot;&quot;);IF(ISNUMBER([.M44]);IF(NOT([.M44]+1&gt;[.$M$5]);[.M44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45]&lt;([.$L$1]);[.A45]+1;&quot;&quot;)">
            <text:p/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5]);IF(NOT([.E45]+1&gt;[.$M$3]);[.E45]+1;&quot;&quot;);&quot;&quot;);&quot;&quot;)">
            <text:p/>
          </table:table-cell>
          <table:table-cell table:style-name="ce6" table:number-columns-repeated="3"/>
          <table:table-cell table:style-name="ce6" table:formula="of:=IF(NOT([.$L$4]=&quot;&quot;);IF(ISNUMBER([.I45]);IF(NOT([.I45]+1&gt;[.$M$4]);[.I45]+1;&quot;&quot;);&quot;&quot;);&quot;&quot;)">
            <text:p/>
          </table:table-cell>
          <table:table-cell table:style-name="ce6" table:number-columns-repeated="2"/>
          <table:table-cell/>
          <table:table-cell table:style-name="ce6" table:formula="of:=IF(NOT([.$L$5]=&quot;&quot;);IF(ISNUMBER([.M45]);IF(NOT([.M45]+1&gt;[.$M$5]);[.M45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46]&lt;([.$L$1]);[.A46]+1;&quot;&quot;)">
            <text:p/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6]);IF(NOT([.E46]+1&gt;[.$M$3]);[.E46]+1;&quot;&quot;);&quot;&quot;);&quot;&quot;)">
            <text:p/>
          </table:table-cell>
          <table:table-cell table:style-name="ce6" table:number-columns-repeated="3"/>
          <table:table-cell table:style-name="ce6" table:formula="of:=IF(NOT([.$L$4]=&quot;&quot;);IF(ISNUMBER([.I46]);IF(NOT([.I46]+1&gt;[.$M$4]);[.I46]+1;&quot;&quot;);&quot;&quot;);&quot;&quot;)">
            <text:p/>
          </table:table-cell>
          <table:table-cell table:style-name="ce6" table:number-columns-repeated="2"/>
          <table:table-cell/>
          <table:table-cell table:style-name="ce6" table:formula="of:=IF(NOT([.$L$5]=&quot;&quot;);IF(ISNUMBER([.M46]);IF(NOT([.M46]+1&gt;[.$M$5]);[.M46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47]&lt;([.$L$1]);[.A47]+1;&quot;&quot;)">
            <text:p/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7]);IF(NOT([.E47]+1&gt;[.$M$3]);[.E47]+1;&quot;&quot;);&quot;&quot;);&quot;&quot;)">
            <text:p/>
          </table:table-cell>
          <table:table-cell table:style-name="ce6" table:number-columns-repeated="3"/>
          <table:table-cell table:style-name="ce6" table:formula="of:=IF(NOT([.$L$4]=&quot;&quot;);IF(ISNUMBER([.I47]);IF(NOT([.I47]+1&gt;[.$M$4]);[.I47]+1;&quot;&quot;);&quot;&quot;);&quot;&quot;)">
            <text:p/>
          </table:table-cell>
          <table:table-cell table:style-name="ce6" table:number-columns-repeated="2"/>
          <table:table-cell/>
          <table:table-cell table:style-name="ce6" table:formula="of:=IF(NOT([.$L$5]=&quot;&quot;);IF(ISNUMBER([.M47]);IF(NOT([.M47]+1&gt;[.$M$5]);[.M47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48]&lt;([.$L$1]);[.A48]+1;&quot;&quot;)">
            <text:p/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8]);IF(NOT([.E48]+1&gt;[.$M$3]);[.E48]+1;&quot;&quot;);&quot;&quot;);&quot;&quot;)">
            <text:p/>
          </table:table-cell>
          <table:table-cell table:style-name="ce6" table:number-columns-repeated="3"/>
          <table:table-cell table:style-name="ce6" table:formula="of:=IF(NOT([.$L$4]=&quot;&quot;);IF(ISNUMBER([.I48]);IF(NOT([.I48]+1&gt;[.$M$4]);[.I48]+1;&quot;&quot;);&quot;&quot;);&quot;&quot;)">
            <text:p/>
          </table:table-cell>
          <table:table-cell table:style-name="ce6" table:number-columns-repeated="2"/>
          <table:table-cell/>
          <table:table-cell table:style-name="ce6" table:formula="of:=IF(NOT([.$L$5]=&quot;&quot;);IF(ISNUMBER([.M48]);IF(NOT([.M48]+1&gt;[.$M$5]);[.M48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49]&lt;([.$L$1]);[.A49]+1;&quot;&quot;)">
            <text:p/>
          </table:table-cell>
          <table:table-cell table:style-name="ce6"/>
          <table:table-cell table:style-name="ce2"/>
          <table:table-cell table:style-name="ce6"/>
          <table:table-cell table:style-name="ce6" table:formula="of:=IF(NOT([.$L$3]=&quot;&quot;);IF(ISNUMBER([.E49]);IF(NOT([.E49]+1&gt;[.$M$3]);[.E49]+1;&quot;&quot;);&quot;&quot;);&quot;&quot;)">
            <text:p/>
          </table:table-cell>
          <table:table-cell table:style-name="ce6" table:number-columns-repeated="3"/>
          <table:table-cell table:style-name="ce6" table:formula="of:=IF(NOT([.$L$4]=&quot;&quot;);IF(ISNUMBER([.I49]);IF(NOT([.I49]+1&gt;[.$M$4]);[.I49]+1;&quot;&quot;);&quot;&quot;);&quot;&quot;)">
            <text:p/>
          </table:table-cell>
          <table:table-cell table:style-name="ce6" table:number-columns-repeated="2"/>
          <table:table-cell/>
          <table:table-cell table:style-name="ce6" table:formula="of:=IF(NOT([.$L$5]=&quot;&quot;);IF(ISNUMBER([.M49]);IF(NOT([.M49]+1&gt;[.$M$5]);[.M49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0]&lt;([.$L$1]);[.A50]+1;&quot;&quot;)">
            <text:p/>
          </table:table-cell>
          <table:table-cell table:number-columns-repeated="3"/>
          <table:table-cell table:style-name="ce6" table:formula="of:=IF(NOT([.$L$3]=&quot;&quot;);IF(ISNUMBER([.E50]);IF(NOT([.E50]+1&gt;[.$M$3]);[.E50]+1;&quot;&quot;);&quot;&quot;);&quot;&quot;)">
            <text:p/>
          </table:table-cell>
          <table:table-cell table:number-columns-repeated="3"/>
          <table:table-cell table:style-name="ce6" table:formula="of:=IF(NOT([.$L$4]=&quot;&quot;);IF(ISNUMBER([.I50]);IF(NOT([.I50]+1&gt;[.$M$4]);[.I50]+1;&quot;&quot;);&quot;&quot;);&quot;&quot;)">
            <text:p/>
          </table:table-cell>
          <table:table-cell table:number-columns-repeated="3"/>
          <table:table-cell table:style-name="ce6" table:formula="of:=IF(NOT([.$L$5]=&quot;&quot;);IF(ISNUMBER([.M50]);IF(NOT([.M50]+1&gt;[.$M$5]);[.M50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1]&lt;([.$L$1]);[.A51]+1;&quot;&quot;)">
            <text:p/>
          </table:table-cell>
          <table:table-cell table:number-columns-repeated="3"/>
          <table:table-cell table:style-name="ce6" table:formula="of:=IF(NOT([.$L$3]=&quot;&quot;);IF(ISNUMBER([.E51]);IF(NOT([.E51]+1&gt;[.$M$3]);[.E51]+1;&quot;&quot;);&quot;&quot;);&quot;&quot;)">
            <text:p/>
          </table:table-cell>
          <table:table-cell table:number-columns-repeated="3"/>
          <table:table-cell table:style-name="ce6" table:formula="of:=IF(NOT([.$L$4]=&quot;&quot;);IF(ISNUMBER([.I51]);IF(NOT([.I51]+1&gt;[.$M$4]);[.I51]+1;&quot;&quot;);&quot;&quot;);&quot;&quot;)">
            <text:p/>
          </table:table-cell>
          <table:table-cell table:number-columns-repeated="3"/>
          <table:table-cell table:style-name="ce6" table:formula="of:=IF(NOT([.$L$5]=&quot;&quot;);IF(ISNUMBER([.M51]);IF(NOT([.M51]+1&gt;[.$M$5]);[.M51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2]&lt;([.$L$1]);[.A52]+1;&quot;&quot;)">
            <text:p/>
          </table:table-cell>
          <table:table-cell table:number-columns-repeated="3"/>
          <table:table-cell table:style-name="ce6" table:formula="of:=IF(NOT([.$L$3]=&quot;&quot;);IF(ISNUMBER([.E52]);IF(NOT([.E52]+1&gt;[.$M$3]);[.E52]+1;&quot;&quot;);&quot;&quot;);&quot;&quot;)">
            <text:p/>
          </table:table-cell>
          <table:table-cell table:number-columns-repeated="3"/>
          <table:table-cell table:style-name="ce6" table:formula="of:=IF(NOT([.$L$4]=&quot;&quot;);IF(ISNUMBER([.I52]);IF(NOT([.I52]+1&gt;[.$M$4]);[.I52]+1;&quot;&quot;);&quot;&quot;);&quot;&quot;)">
            <text:p/>
          </table:table-cell>
          <table:table-cell table:number-columns-repeated="3"/>
          <table:table-cell table:style-name="ce6" table:formula="of:=IF(NOT([.$L$5]=&quot;&quot;);IF(ISNUMBER([.M52]);IF(NOT([.M52]+1&gt;[.$M$5]);[.M52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3]&lt;([.$L$1]);[.A53]+1;&quot;&quot;)">
            <text:p/>
          </table:table-cell>
          <table:table-cell table:number-columns-repeated="3"/>
          <table:table-cell table:style-name="ce6" table:formula="of:=IF(NOT([.$L$3]=&quot;&quot;);IF(ISNUMBER([.E53]);IF(NOT([.E53]+1&gt;[.$M$3]);[.E53]+1;&quot;&quot;);&quot;&quot;);&quot;&quot;)">
            <text:p/>
          </table:table-cell>
          <table:table-cell table:number-columns-repeated="3"/>
          <table:table-cell table:style-name="ce6" table:formula="of:=IF(NOT([.$L$4]=&quot;&quot;);IF(ISNUMBER([.I53]);IF(NOT([.I53]+1&gt;[.$M$4]);[.I53]+1;&quot;&quot;);&quot;&quot;);&quot;&quot;)">
            <text:p/>
          </table:table-cell>
          <table:table-cell table:number-columns-repeated="3"/>
          <table:table-cell table:style-name="ce6" table:formula="of:=IF(NOT([.$L$5]=&quot;&quot;);IF(ISNUMBER([.M53]);IF(NOT([.M53]+1&gt;[.$M$5]);[.M53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4]&lt;([.$L$1]);[.A54]+1;&quot;&quot;)">
            <text:p/>
          </table:table-cell>
          <table:table-cell table:number-columns-repeated="3"/>
          <table:table-cell table:style-name="ce6" table:formula="of:=IF(NOT([.$L$3]=&quot;&quot;);IF(ISNUMBER([.E54]);IF(NOT([.E54]+1&gt;[.$M$3]);[.E54]+1;&quot;&quot;);&quot;&quot;);&quot;&quot;)">
            <text:p/>
          </table:table-cell>
          <table:table-cell table:number-columns-repeated="3"/>
          <table:table-cell table:style-name="ce6" table:formula="of:=IF(NOT([.$L$4]=&quot;&quot;);IF(ISNUMBER([.I54]);IF(NOT([.I54]+1&gt;[.$M$4]);[.I54]+1;&quot;&quot;);&quot;&quot;);&quot;&quot;)">
            <text:p/>
          </table:table-cell>
          <table:table-cell table:number-columns-repeated="3"/>
          <table:table-cell table:style-name="ce6" table:formula="of:=IF(NOT([.$L$5]=&quot;&quot;);IF(ISNUMBER([.M54]);IF(NOT([.M54]+1&gt;[.$M$5]);[.M54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5]&lt;([.$L$1]);[.A55]+1;&quot;&quot;)">
            <text:p/>
          </table:table-cell>
          <table:table-cell table:number-columns-repeated="3"/>
          <table:table-cell table:style-name="ce6" table:formula="of:=IF(NOT([.$L$3]=&quot;&quot;);IF(ISNUMBER([.E55]);IF(NOT([.E55]+1&gt;[.$M$3]);[.E55]+1;&quot;&quot;);&quot;&quot;);&quot;&quot;)">
            <text:p/>
          </table:table-cell>
          <table:table-cell table:number-columns-repeated="3"/>
          <table:table-cell table:style-name="ce6" table:formula="of:=IF(NOT([.$L$4]=&quot;&quot;);IF(ISNUMBER([.I55]);IF(NOT([.I55]+1&gt;[.$M$4]);[.I55]+1;&quot;&quot;);&quot;&quot;);&quot;&quot;)">
            <text:p/>
          </table:table-cell>
          <table:table-cell table:number-columns-repeated="3"/>
          <table:table-cell table:style-name="ce6" table:formula="of:=IF(NOT([.$L$5]=&quot;&quot;);IF(ISNUMBER([.M55]);IF(NOT([.M55]+1&gt;[.$M$5]);[.M55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6]&lt;([.$L$1]);[.A56]+1;&quot;&quot;)">
            <text:p/>
          </table:table-cell>
          <table:table-cell table:number-columns-repeated="3"/>
          <table:table-cell table:style-name="ce6" table:formula="of:=IF(NOT([.$L$3]=&quot;&quot;);IF(ISNUMBER([.E56]);IF(NOT([.E56]+1&gt;[.$M$3]);[.E56]+1;&quot;&quot;);&quot;&quot;);&quot;&quot;)">
            <text:p/>
          </table:table-cell>
          <table:table-cell table:number-columns-repeated="3"/>
          <table:table-cell table:style-name="ce6" table:formula="of:=IF(NOT([.$L$4]=&quot;&quot;);IF(ISNUMBER([.I56]);IF(NOT([.I56]+1&gt;[.$M$4]);[.I56]+1;&quot;&quot;);&quot;&quot;);&quot;&quot;)">
            <text:p/>
          </table:table-cell>
          <table:table-cell table:number-columns-repeated="3"/>
          <table:table-cell table:style-name="ce6" table:formula="of:=IF(NOT([.$L$5]=&quot;&quot;);IF(ISNUMBER([.M56]);IF(NOT([.M56]+1&gt;[.$M$5]);[.M56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7]&lt;([.$L$1]);[.A57]+1;&quot;&quot;)">
            <text:p/>
          </table:table-cell>
          <table:table-cell table:number-columns-repeated="3"/>
          <table:table-cell table:style-name="ce6" table:formula="of:=IF(NOT([.$L$3]=&quot;&quot;);IF(ISNUMBER([.E57]);IF(NOT([.E57]+1&gt;[.$M$3]);[.E57]+1;&quot;&quot;);&quot;&quot;);&quot;&quot;)">
            <text:p/>
          </table:table-cell>
          <table:table-cell table:number-columns-repeated="3"/>
          <table:table-cell table:style-name="ce6" table:formula="of:=IF(NOT([.$L$4]=&quot;&quot;);IF(ISNUMBER([.I57]);IF(NOT([.I57]+1&gt;[.$M$4]);[.I57]+1;&quot;&quot;);&quot;&quot;);&quot;&quot;)">
            <text:p/>
          </table:table-cell>
          <table:table-cell table:number-columns-repeated="3"/>
          <table:table-cell table:style-name="ce6" table:formula="of:=IF(NOT([.$L$5]=&quot;&quot;);IF(ISNUMBER([.M57]);IF(NOT([.M57]+1&gt;[.$M$5]);[.M57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8]&lt;([.$L$1]);[.A58]+1;&quot;&quot;)">
            <text:p/>
          </table:table-cell>
          <table:table-cell table:number-columns-repeated="3"/>
          <table:table-cell table:style-name="ce6" table:formula="of:=IF(NOT([.$L$3]=&quot;&quot;);IF(ISNUMBER([.E58]);IF(NOT([.E58]+1&gt;[.$M$3]);[.E58]+1;&quot;&quot;);&quot;&quot;);&quot;&quot;)">
            <text:p/>
          </table:table-cell>
          <table:table-cell table:number-columns-repeated="3"/>
          <table:table-cell table:style-name="ce6" table:formula="of:=IF(NOT([.$L$4]=&quot;&quot;);IF(ISNUMBER([.I58]);IF(NOT([.I58]+1&gt;[.$M$4]);[.I58]+1;&quot;&quot;);&quot;&quot;);&quot;&quot;)">
            <text:p/>
          </table:table-cell>
          <table:table-cell table:number-columns-repeated="3"/>
          <table:table-cell table:style-name="ce6" table:formula="of:=IF(NOT([.$L$5]=&quot;&quot;);IF(ISNUMBER([.M58]);IF(NOT([.M58]+1&gt;[.$M$5]);[.M58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59]&lt;([.$L$1]);[.A59]+1;&quot;&quot;)">
            <text:p/>
          </table:table-cell>
          <table:table-cell table:number-columns-repeated="3"/>
          <table:table-cell table:style-name="ce6" table:formula="of:=IF(NOT([.$L$3]=&quot;&quot;);IF(ISNUMBER([.E59]);IF(NOT([.E59]+1&gt;[.$M$3]);[.E59]+1;&quot;&quot;);&quot;&quot;);&quot;&quot;)">
            <text:p/>
          </table:table-cell>
          <table:table-cell table:number-columns-repeated="3"/>
          <table:table-cell table:style-name="ce6" table:formula="of:=IF(NOT([.$L$4]=&quot;&quot;);IF(ISNUMBER([.I59]);IF(NOT([.I59]+1&gt;[.$M$4]);[.I59]+1;&quot;&quot;);&quot;&quot;);&quot;&quot;)">
            <text:p/>
          </table:table-cell>
          <table:table-cell table:number-columns-repeated="3"/>
          <table:table-cell table:style-name="ce6" table:formula="of:=IF(NOT([.$L$5]=&quot;&quot;);IF(ISNUMBER([.M59]);IF(NOT([.M59]+1&gt;[.$M$5]);[.M59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0]&lt;([.$L$1]);[.A60]+1;&quot;&quot;)">
            <text:p/>
          </table:table-cell>
          <table:table-cell table:number-columns-repeated="3"/>
          <table:table-cell table:style-name="ce6" table:formula="of:=IF(NOT([.$L$3]=&quot;&quot;);IF(ISNUMBER([.E60]);IF(NOT([.E60]+1&gt;[.$M$3]);[.E60]+1;&quot;&quot;);&quot;&quot;);&quot;&quot;)">
            <text:p/>
          </table:table-cell>
          <table:table-cell table:number-columns-repeated="3"/>
          <table:table-cell table:style-name="ce6" table:formula="of:=IF(NOT([.$L$4]=&quot;&quot;);IF(ISNUMBER([.I60]);IF(NOT([.I60]+1&gt;[.$M$4]);[.I60]+1;&quot;&quot;);&quot;&quot;);&quot;&quot;)">
            <text:p/>
          </table:table-cell>
          <table:table-cell table:number-columns-repeated="3"/>
          <table:table-cell table:style-name="ce6" table:formula="of:=IF(NOT([.$L$5]=&quot;&quot;);IF(ISNUMBER([.M60]);IF(NOT([.M60]+1&gt;[.$M$5]);[.M60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1]&lt;([.$L$1]);[.A61]+1;&quot;&quot;)">
            <text:p/>
          </table:table-cell>
          <table:table-cell table:number-columns-repeated="3"/>
          <table:table-cell table:style-name="ce6" table:formula="of:=IF(NOT([.$L$3]=&quot;&quot;);IF(ISNUMBER([.E61]);IF(NOT([.E61]+1&gt;[.$M$3]);[.E61]+1;&quot;&quot;);&quot;&quot;);&quot;&quot;)">
            <text:p/>
          </table:table-cell>
          <table:table-cell table:number-columns-repeated="3"/>
          <table:table-cell table:style-name="ce6" table:formula="of:=IF(NOT([.$L$4]=&quot;&quot;);IF(ISNUMBER([.I61]);IF(NOT([.I61]+1&gt;[.$M$4]);[.I61]+1;&quot;&quot;);&quot;&quot;);&quot;&quot;)">
            <text:p/>
          </table:table-cell>
          <table:table-cell table:number-columns-repeated="3"/>
          <table:table-cell table:style-name="ce6" table:formula="of:=IF(NOT([.$L$5]=&quot;&quot;);IF(ISNUMBER([.M61]);IF(NOT([.M61]+1&gt;[.$M$5]);[.M61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2]&lt;([.$L$1]);[.A62]+1;&quot;&quot;)">
            <text:p/>
          </table:table-cell>
          <table:table-cell table:number-columns-repeated="3"/>
          <table:table-cell table:style-name="ce6" table:formula="of:=IF(NOT([.$L$3]=&quot;&quot;);IF(ISNUMBER([.E62]);IF(NOT([.E62]+1&gt;[.$M$3]);[.E62]+1;&quot;&quot;);&quot;&quot;);&quot;&quot;)">
            <text:p/>
          </table:table-cell>
          <table:table-cell table:number-columns-repeated="3"/>
          <table:table-cell table:style-name="ce6" table:formula="of:=IF(NOT([.$L$4]=&quot;&quot;);IF(ISNUMBER([.I62]);IF(NOT([.I62]+1&gt;[.$M$4]);[.I62]+1;&quot;&quot;);&quot;&quot;);&quot;&quot;)">
            <text:p/>
          </table:table-cell>
          <table:table-cell table:number-columns-repeated="3"/>
          <table:table-cell table:style-name="ce6" table:formula="of:=IF(NOT([.$L$5]=&quot;&quot;);IF(ISNUMBER([.M62]);IF(NOT([.M62]+1&gt;[.$M$5]);[.M62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3]&lt;([.$L$1]);[.A63]+1;&quot;&quot;)">
            <text:p/>
          </table:table-cell>
          <table:table-cell table:number-columns-repeated="3"/>
          <table:table-cell table:style-name="ce6" table:formula="of:=IF(NOT([.$L$3]=&quot;&quot;);IF(ISNUMBER([.E63]);IF(NOT([.E63]+1&gt;[.$M$3]);[.E63]+1;&quot;&quot;);&quot;&quot;);&quot;&quot;)">
            <text:p/>
          </table:table-cell>
          <table:table-cell table:number-columns-repeated="3"/>
          <table:table-cell table:style-name="ce6" table:formula="of:=IF(NOT([.$L$4]=&quot;&quot;);IF(ISNUMBER([.I63]);IF(NOT([.I63]+1&gt;[.$M$4]);[.I63]+1;&quot;&quot;);&quot;&quot;);&quot;&quot;)">
            <text:p/>
          </table:table-cell>
          <table:table-cell table:number-columns-repeated="3"/>
          <table:table-cell table:style-name="ce6" table:formula="of:=IF(NOT([.$L$5]=&quot;&quot;);IF(ISNUMBER([.M63]);IF(NOT([.M63]+1&gt;[.$M$5]);[.M63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4]&lt;([.$L$1]);[.A64]+1;&quot;&quot;)">
            <text:p/>
          </table:table-cell>
          <table:table-cell table:number-columns-repeated="3"/>
          <table:table-cell table:style-name="ce6" table:formula="of:=IF(NOT([.$L$3]=&quot;&quot;);IF(ISNUMBER([.E64]);IF(NOT([.E64]+1&gt;[.$M$3]);[.E64]+1;&quot;&quot;);&quot;&quot;);&quot;&quot;)">
            <text:p/>
          </table:table-cell>
          <table:table-cell table:number-columns-repeated="3"/>
          <table:table-cell table:style-name="ce6" table:formula="of:=IF(NOT([.$L$4]=&quot;&quot;);IF(ISNUMBER([.I64]);IF(NOT([.I64]+1&gt;[.$M$4]);[.I64]+1;&quot;&quot;);&quot;&quot;);&quot;&quot;)">
            <text:p/>
          </table:table-cell>
          <table:table-cell table:number-columns-repeated="3"/>
          <table:table-cell table:style-name="ce6" table:formula="of:=IF(NOT([.$L$5]=&quot;&quot;);IF(ISNUMBER([.M64]);IF(NOT([.M64]+1&gt;[.$M$5]);[.M64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5]&lt;([.$L$1]);[.A65]+1;&quot;&quot;)">
            <text:p/>
          </table:table-cell>
          <table:table-cell table:number-columns-repeated="3"/>
          <table:table-cell table:style-name="ce6" table:formula="of:=IF(NOT([.$L$3]=&quot;&quot;);IF(ISNUMBER([.E65]);IF(NOT([.E65]+1&gt;[.$M$3]);[.E65]+1;&quot;&quot;);&quot;&quot;);&quot;&quot;)">
            <text:p/>
          </table:table-cell>
          <table:table-cell table:number-columns-repeated="3"/>
          <table:table-cell table:style-name="ce6" table:formula="of:=IF(NOT([.$L$4]=&quot;&quot;);IF(ISNUMBER([.I65]);IF(NOT([.I65]+1&gt;[.$M$4]);[.I65]+1;&quot;&quot;);&quot;&quot;);&quot;&quot;)">
            <text:p/>
          </table:table-cell>
          <table:table-cell table:number-columns-repeated="3"/>
          <table:table-cell table:style-name="ce6" table:formula="of:=IF(NOT([.$L$5]=&quot;&quot;);IF(ISNUMBER([.M65]);IF(NOT([.M65]+1&gt;[.$M$5]);[.M65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6]&lt;([.$L$1]);[.A66]+1;&quot;&quot;)">
            <text:p/>
          </table:table-cell>
          <table:table-cell table:number-columns-repeated="3"/>
          <table:table-cell table:style-name="ce6" table:formula="of:=IF(NOT([.$L$3]=&quot;&quot;);IF(ISNUMBER([.E66]);IF(NOT([.E66]+1&gt;[.$M$3]);[.E66]+1;&quot;&quot;);&quot;&quot;);&quot;&quot;)">
            <text:p/>
          </table:table-cell>
          <table:table-cell table:number-columns-repeated="3"/>
          <table:table-cell table:style-name="ce6" table:formula="of:=IF(NOT([.$L$4]=&quot;&quot;);IF(ISNUMBER([.I66]);IF(NOT([.I66]+1&gt;[.$M$4]);[.I66]+1;&quot;&quot;);&quot;&quot;);&quot;&quot;)">
            <text:p/>
          </table:table-cell>
          <table:table-cell table:number-columns-repeated="3"/>
          <table:table-cell table:style-name="ce6" table:formula="of:=IF(NOT([.$L$5]=&quot;&quot;);IF(ISNUMBER([.M66]);IF(NOT([.M66]+1&gt;[.$M$5]);[.M66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7]&lt;([.$L$1]);[.A67]+1;&quot;&quot;)">
            <text:p/>
          </table:table-cell>
          <table:table-cell table:number-columns-repeated="3"/>
          <table:table-cell table:style-name="ce6" table:formula="of:=IF(NOT([.$L$3]=&quot;&quot;);IF(ISNUMBER([.E67]);IF(NOT([.E67]+1&gt;[.$M$3]);[.E67]+1;&quot;&quot;);&quot;&quot;);&quot;&quot;)">
            <text:p/>
          </table:table-cell>
          <table:table-cell table:number-columns-repeated="3"/>
          <table:table-cell table:style-name="ce6" table:formula="of:=IF(NOT([.$L$4]=&quot;&quot;);IF(ISNUMBER([.I67]);IF(NOT([.I67]+1&gt;[.$M$4]);[.I67]+1;&quot;&quot;);&quot;&quot;);&quot;&quot;)">
            <text:p/>
          </table:table-cell>
          <table:table-cell table:number-columns-repeated="3"/>
          <table:table-cell table:style-name="ce6" table:formula="of:=IF(NOT([.$L$5]=&quot;&quot;);IF(ISNUMBER([.M67]);IF(NOT([.M67]+1&gt;[.$M$5]);[.M67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8]&lt;([.$L$1]);[.A68]+1;&quot;&quot;)">
            <text:p/>
          </table:table-cell>
          <table:table-cell table:number-columns-repeated="3"/>
          <table:table-cell table:style-name="ce6" table:formula="of:=IF(NOT([.$L$3]=&quot;&quot;);IF(ISNUMBER([.E68]);IF(NOT([.E68]+1&gt;[.$M$3]);[.E68]+1;&quot;&quot;);&quot;&quot;);&quot;&quot;)">
            <text:p/>
          </table:table-cell>
          <table:table-cell table:number-columns-repeated="3"/>
          <table:table-cell table:style-name="ce6" table:formula="of:=IF(NOT([.$L$4]=&quot;&quot;);IF(ISNUMBER([.I68]);IF(NOT([.I68]+1&gt;[.$M$4]);[.I68]+1;&quot;&quot;);&quot;&quot;);&quot;&quot;)">
            <text:p/>
          </table:table-cell>
          <table:table-cell table:number-columns-repeated="3"/>
          <table:table-cell table:style-name="ce6" table:formula="of:=IF(NOT([.$L$5]=&quot;&quot;);IF(ISNUMBER([.M68]);IF(NOT([.M68]+1&gt;[.$M$5]);[.M68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69]&lt;([.$L$1]);[.A69]+1;&quot;&quot;)">
            <text:p/>
          </table:table-cell>
          <table:table-cell table:number-columns-repeated="3"/>
          <table:table-cell table:style-name="ce6" table:formula="of:=IF(NOT([.$L$3]=&quot;&quot;);IF(ISNUMBER([.E69]);IF(NOT([.E69]+1&gt;[.$M$3]);[.E69]+1;&quot;&quot;);&quot;&quot;);&quot;&quot;)">
            <text:p/>
          </table:table-cell>
          <table:table-cell table:number-columns-repeated="3"/>
          <table:table-cell table:style-name="ce6" table:formula="of:=IF(NOT([.$L$4]=&quot;&quot;);IF(ISNUMBER([.I69]);IF(NOT([.I69]+1&gt;[.$M$4]);[.I69]+1;&quot;&quot;);&quot;&quot;);&quot;&quot;)">
            <text:p/>
          </table:table-cell>
          <table:table-cell table:number-columns-repeated="3"/>
          <table:table-cell table:style-name="ce6" table:formula="of:=IF(NOT([.$L$5]=&quot;&quot;);IF(ISNUMBER([.M69]);IF(NOT([.M69]+1&gt;[.$M$5]);[.M69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0]&lt;([.$L$1]);[.A70]+1;&quot;&quot;)">
            <text:p/>
          </table:table-cell>
          <table:table-cell table:number-columns-repeated="3"/>
          <table:table-cell table:style-name="ce6" table:formula="of:=IF(NOT([.$L$3]=&quot;&quot;);IF(ISNUMBER([.E70]);IF(NOT([.E70]+1&gt;[.$M$3]);[.E70]+1;&quot;&quot;);&quot;&quot;);&quot;&quot;)">
            <text:p/>
          </table:table-cell>
          <table:table-cell table:number-columns-repeated="3"/>
          <table:table-cell table:style-name="ce6" table:formula="of:=IF(NOT([.$L$4]=&quot;&quot;);IF(ISNUMBER([.I70]);IF(NOT([.I70]+1&gt;[.$M$4]);[.I70]+1;&quot;&quot;);&quot;&quot;);&quot;&quot;)">
            <text:p/>
          </table:table-cell>
          <table:table-cell table:number-columns-repeated="3"/>
          <table:table-cell table:style-name="ce6" table:formula="of:=IF(NOT([.$L$5]=&quot;&quot;);IF(ISNUMBER([.M70]);IF(NOT([.M70]+1&gt;[.$M$5]);[.M70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1]&lt;([.$L$1]);[.A71]+1;&quot;&quot;)">
            <text:p/>
          </table:table-cell>
          <table:table-cell table:number-columns-repeated="3"/>
          <table:table-cell table:style-name="ce6" table:formula="of:=IF(NOT([.$L$3]=&quot;&quot;);IF(ISNUMBER([.E71]);IF(NOT([.E71]+1&gt;[.$M$3]);[.E71]+1;&quot;&quot;);&quot;&quot;);&quot;&quot;)">
            <text:p/>
          </table:table-cell>
          <table:table-cell table:number-columns-repeated="3"/>
          <table:table-cell table:style-name="ce6" table:formula="of:=IF(NOT([.$L$4]=&quot;&quot;);IF(ISNUMBER([.I71]);IF(NOT([.I71]+1&gt;[.$M$4]);[.I71]+1;&quot;&quot;);&quot;&quot;);&quot;&quot;)">
            <text:p/>
          </table:table-cell>
          <table:table-cell table:number-columns-repeated="3"/>
          <table:table-cell table:style-name="ce6" table:formula="of:=IF(NOT([.$L$5]=&quot;&quot;);IF(ISNUMBER([.M71]);IF(NOT([.M71]+1&gt;[.$M$5]);[.M71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2]&lt;([.$L$1]);[.A72]+1;&quot;&quot;)">
            <text:p/>
          </table:table-cell>
          <table:table-cell table:number-columns-repeated="3"/>
          <table:table-cell table:style-name="ce6" table:formula="of:=IF(NOT([.$L$3]=&quot;&quot;);IF(ISNUMBER([.E72]);IF(NOT([.E72]+1&gt;[.$M$3]);[.E72]+1;&quot;&quot;);&quot;&quot;);&quot;&quot;)">
            <text:p/>
          </table:table-cell>
          <table:table-cell table:number-columns-repeated="3"/>
          <table:table-cell table:style-name="ce6" table:formula="of:=IF(NOT([.$L$4]=&quot;&quot;);IF(ISNUMBER([.I72]);IF(NOT([.I72]+1&gt;[.$M$4]);[.I72]+1;&quot;&quot;);&quot;&quot;);&quot;&quot;)">
            <text:p/>
          </table:table-cell>
          <table:table-cell table:number-columns-repeated="3"/>
          <table:table-cell table:style-name="ce6" table:formula="of:=IF(NOT([.$L$5]=&quot;&quot;);IF(ISNUMBER([.M72]);IF(NOT([.M72]+1&gt;[.$M$5]);[.M72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3]&lt;([.$L$1]);[.A73]+1;&quot;&quot;)">
            <text:p/>
          </table:table-cell>
          <table:table-cell table:number-columns-repeated="3"/>
          <table:table-cell table:style-name="ce6" table:formula="of:=IF(NOT([.$L$3]=&quot;&quot;);IF(ISNUMBER([.E73]);IF(NOT([.E73]+1&gt;[.$M$3]);[.E73]+1;&quot;&quot;);&quot;&quot;);&quot;&quot;)">
            <text:p/>
          </table:table-cell>
          <table:table-cell table:number-columns-repeated="3"/>
          <table:table-cell table:style-name="ce6" table:formula="of:=IF(NOT([.$L$4]=&quot;&quot;);IF(ISNUMBER([.I73]);IF(NOT([.I73]+1&gt;[.$M$4]);[.I73]+1;&quot;&quot;);&quot;&quot;);&quot;&quot;)">
            <text:p/>
          </table:table-cell>
          <table:table-cell table:number-columns-repeated="3"/>
          <table:table-cell table:style-name="ce6" table:formula="of:=IF(NOT([.$L$5]=&quot;&quot;);IF(ISNUMBER([.M73]);IF(NOT([.M73]+1&gt;[.$M$5]);[.M73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4]&lt;([.$L$1]);[.A74]+1;&quot;&quot;)">
            <text:p/>
          </table:table-cell>
          <table:table-cell table:number-columns-repeated="3"/>
          <table:table-cell table:style-name="ce6" table:formula="of:=IF(NOT([.$L$3]=&quot;&quot;);IF(ISNUMBER([.E74]);IF(NOT([.E74]+1&gt;[.$M$3]);[.E74]+1;&quot;&quot;);&quot;&quot;);&quot;&quot;)">
            <text:p/>
          </table:table-cell>
          <table:table-cell table:number-columns-repeated="3"/>
          <table:table-cell table:style-name="ce6" table:formula="of:=IF(NOT([.$L$4]=&quot;&quot;);IF(ISNUMBER([.I74]);IF(NOT([.I74]+1&gt;[.$M$4]);[.I74]+1;&quot;&quot;);&quot;&quot;);&quot;&quot;)">
            <text:p/>
          </table:table-cell>
          <table:table-cell table:number-columns-repeated="3"/>
          <table:table-cell table:style-name="ce6" table:formula="of:=IF(NOT([.$L$5]=&quot;&quot;);IF(ISNUMBER([.M74]);IF(NOT([.M74]+1&gt;[.$M$5]);[.M74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5]&lt;([.$L$1]);[.A75]+1;&quot;&quot;)">
            <text:p/>
          </table:table-cell>
          <table:table-cell table:number-columns-repeated="3"/>
          <table:table-cell table:style-name="ce6" table:formula="of:=IF(NOT([.$L$3]=&quot;&quot;);IF(ISNUMBER([.E75]);IF(NOT([.E75]+1&gt;[.$M$3]);[.E75]+1;&quot;&quot;);&quot;&quot;);&quot;&quot;)">
            <text:p/>
          </table:table-cell>
          <table:table-cell table:number-columns-repeated="3"/>
          <table:table-cell table:style-name="ce6" table:formula="of:=IF(NOT([.$L$4]=&quot;&quot;);IF(ISNUMBER([.I75]);IF(NOT([.I75]+1&gt;[.$M$4]);[.I75]+1;&quot;&quot;);&quot;&quot;);&quot;&quot;)">
            <text:p/>
          </table:table-cell>
          <table:table-cell table:number-columns-repeated="3"/>
          <table:table-cell table:style-name="ce6" table:formula="of:=IF(NOT([.$L$5]=&quot;&quot;);IF(ISNUMBER([.M75]);IF(NOT([.M75]+1&gt;[.$M$5]);[.M75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6]&lt;([.$L$1]);[.A76]+1;&quot;&quot;)">
            <text:p/>
          </table:table-cell>
          <table:table-cell table:number-columns-repeated="3"/>
          <table:table-cell table:style-name="ce6" table:formula="of:=IF(NOT([.$L$3]=&quot;&quot;);IF(ISNUMBER([.E76]);IF(NOT([.E76]+1&gt;[.$M$3]);[.E76]+1;&quot;&quot;);&quot;&quot;);&quot;&quot;)">
            <text:p/>
          </table:table-cell>
          <table:table-cell table:number-columns-repeated="3"/>
          <table:table-cell table:style-name="ce6" table:formula="of:=IF(NOT([.$L$4]=&quot;&quot;);IF(ISNUMBER([.I76]);IF(NOT([.I76]+1&gt;[.$M$4]);[.I76]+1;&quot;&quot;);&quot;&quot;);&quot;&quot;)">
            <text:p/>
          </table:table-cell>
          <table:table-cell table:number-columns-repeated="3"/>
          <table:table-cell table:style-name="ce6" table:formula="of:=IF(NOT([.$L$5]=&quot;&quot;);IF(ISNUMBER([.M76]);IF(NOT([.M76]+1&gt;[.$M$5]);[.M76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7]&lt;([.$L$1]);[.A77]+1;&quot;&quot;)">
            <text:p/>
          </table:table-cell>
          <table:table-cell table:number-columns-repeated="3"/>
          <table:table-cell table:style-name="ce6" table:formula="of:=IF(NOT([.$L$3]=&quot;&quot;);IF(ISNUMBER([.E77]);IF(NOT([.E77]+1&gt;[.$M$3]);[.E77]+1;&quot;&quot;);&quot;&quot;);&quot;&quot;)">
            <text:p/>
          </table:table-cell>
          <table:table-cell table:number-columns-repeated="3"/>
          <table:table-cell table:style-name="ce6" table:formula="of:=IF(NOT([.$L$4]=&quot;&quot;);IF(ISNUMBER([.I77]);IF(NOT([.I77]+1&gt;[.$M$4]);[.I77]+1;&quot;&quot;);&quot;&quot;);&quot;&quot;)">
            <text:p/>
          </table:table-cell>
          <table:table-cell table:number-columns-repeated="3"/>
          <table:table-cell table:style-name="ce6" table:formula="of:=IF(NOT([.$L$5]=&quot;&quot;);IF(ISNUMBER([.M77]);IF(NOT([.M77]+1&gt;[.$M$5]);[.M77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8]&lt;([.$L$1]);[.A78]+1;&quot;&quot;)">
            <text:p/>
          </table:table-cell>
          <table:table-cell table:number-columns-repeated="3"/>
          <table:table-cell table:style-name="ce6" table:formula="of:=IF(NOT([.$L$3]=&quot;&quot;);IF(ISNUMBER([.E78]);IF(NOT([.E78]+1&gt;[.$M$3]);[.E78]+1;&quot;&quot;);&quot;&quot;);&quot;&quot;)">
            <text:p/>
          </table:table-cell>
          <table:table-cell table:number-columns-repeated="3"/>
          <table:table-cell table:style-name="ce6" table:formula="of:=IF(NOT([.$L$4]=&quot;&quot;);IF(ISNUMBER([.I78]);IF(NOT([.I78]+1&gt;[.$M$4]);[.I78]+1;&quot;&quot;);&quot;&quot;);&quot;&quot;)">
            <text:p/>
          </table:table-cell>
          <table:table-cell table:number-columns-repeated="3"/>
          <table:table-cell table:style-name="ce6" table:formula="of:=IF(NOT([.$L$5]=&quot;&quot;);IF(ISNUMBER([.M78]);IF(NOT([.M78]+1&gt;[.$M$5]);[.M78]+1;&quot;&quot;);&quot;&quot;);&quot;&quot;)">
            <text:p/>
          </table:table-cell>
          <table:table-cell table:number-columns-repeated="1011"/>
        </table:table-row>
        <table:table-row table:style-name="ro1">
          <table:table-cell table:style-name="ce2" table:formula="of:=IF([.A79]&lt;([.$L$1]);[.A79]+1;&quot;&quot;)">
            <text:p/>
          </table:table-cell>
          <table:table-cell table:number-columns-repeated="3"/>
          <table:table-cell table:style-name="ce6" table:formula="of:=IF(NOT([.$L$3]=&quot;&quot;);IF(ISNUMBER([.E79]);IF(NOT([.E79]+1&gt;[.$M$3]);[.E79]+1;&quot;&quot;);&quot;&quot;);&quot;&quot;)">
            <text:p/>
          </table:table-cell>
          <table:table-cell table:number-columns-repeated="3"/>
          <table:table-cell table:style-name="ce6" table:formula="of:=IF(NOT([.$L$4]=&quot;&quot;);IF(ISNUMBER([.I79]);IF(NOT([.I79]+1&gt;[.$M$4]);[.I79]+1;&quot;&quot;);&quot;&quot;);&quot;&quot;)">
            <text:p/>
          </table:table-cell>
          <table:table-cell table:number-columns-repeated="3"/>
          <table:table-cell table:style-name="ce6" table:formula="of:=IF(NOT([.$L$5]=&quot;&quot;);IF(ISNUMBER([.M79]);IF(NOT([.M79]+1&gt;[.$M$5]);[.M79]+1;&quot;&quot;);&quot;&quot;);&quot;&quot;)">
            <text:p/>
          </table:table-cell>
          <table:table-cell table:number-columns-repeated="101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07:22.180582309</meta:creation-date>
    <dc:date>2017-03-29T12:27:24.665730547</dc:date>
    <meta:editing-duration>PT16M9S</meta:editing-duration>
    <meta:editing-cycles>3</meta:editing-cycles>
    <meta:generator>LibreOffice/5.2.6.2$Linux_X86_64 LibreOffice_project/20$Build-2</meta:generator>
    <meta:document-statistic meta:table-count="1" meta:cell-count="318" meta:object-count="0"/>
  </office:meta>
</office:document-meta>
</file>